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West_Cork">
            <text:p>West_Cork</text:p>
          </table:table-cell>
          <table:table-cell office:value-type="string" office:value="radiocarbon">
            <text:p>radiocarbon</text:p>
          </table:table-cell>
          <table:table-cell office:value-type="string" office:value="Devoy7">
            <text:p>Devoy7</text:p>
          </table:table-cell>
          <table:table-cell office:value-type="float" office:value="51.64">
            <text:p>51.64</text:p>
          </table:table-cell>
          <table:table-cell office:value-type="float" office:value="-8.76">
            <text:p>-8.76</text:p>
          </table:table-cell>
          <table:table-cell office:value-type="float" office:value="5040.0">
            <text:p>50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37">
            <text:p>-4.3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DevoyEtal2006,ShennanEtal2018">
            <text:p>DevoyEtal2006,ShennanEtal2018</text:p>
          </table:table-cell>
        </table:table-row>
        <table:table-row>
          <table:table-cell office:value-type="string" office:value="West_Cork">
            <text:p>West_Cork</text:p>
          </table:table-cell>
          <table:table-cell office:value-type="string" office:value="radiocarbon">
            <text:p>radiocarbon</text:p>
          </table:table-cell>
          <table:table-cell office:value-type="string" office:value="Beta-58620">
            <text:p>Beta-58620</text:p>
          </table:table-cell>
          <table:table-cell office:value-type="float" office:value="51.55">
            <text:p>51.55</text:p>
          </table:table-cell>
          <table:table-cell office:value-type="float" office:value="-8.95">
            <text:p>-8.95</text:p>
          </table:table-cell>
          <table:table-cell office:value-type="float" office:value="350.0">
            <text:p>350.0</text:p>
          </table:table-cell>
          <table:table-cell office:value-type="float" office:value="60.0">
            <text:p>6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7">
            <text:p>-2.0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West_Cork">
            <text:p>West_Cork</text:p>
          </table:table-cell>
          <table:table-cell office:value-type="string" office:value="radiocarbon">
            <text:p>radiocarbon</text:p>
          </table:table-cell>
          <table:table-cell office:value-type="string" office:value="Beta-58621">
            <text:p>Beta-58621</text:p>
          </table:table-cell>
          <table:table-cell office:value-type="float" office:value="51.55">
            <text:p>51.55</text:p>
          </table:table-cell>
          <table:table-cell office:value-type="float" office:value="-8.95">
            <text:p>-8.95</text:p>
          </table:table-cell>
          <table:table-cell office:value-type="float" office:value="310.0">
            <text:p>310.0</text:p>
          </table:table-cell>
          <table:table-cell office:value-type="float" office:value="70.0">
            <text:p>7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42">
            <text:p>-1.42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West_Cork">
            <text:p>West_Cork</text:p>
          </table:table-cell>
          <table:table-cell office:value-type="string" office:value="radiocarbon">
            <text:p>radiocarbon</text:p>
          </table:table-cell>
          <table:table-cell office:value-type="string" office:value="Devoy5">
            <text:p>Devoy5</text:p>
          </table:table-cell>
          <table:table-cell office:value-type="float" office:value="51.64">
            <text:p>51.64</text:p>
          </table:table-cell>
          <table:table-cell office:value-type="float" office:value="-8.76">
            <text:p>-8.76</text:p>
          </table:table-cell>
          <table:table-cell office:value-type="float" office:value="4190.0">
            <text:p>419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8">
            <text:p>-3.2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DevoyEtal2006,ShennanEtal2018">
            <text:p>DevoyEtal2006,ShennanEtal2018</text:p>
          </table:table-cell>
        </table:table-row>
        <table:table-row>
          <table:table-cell office:value-type="string" office:value="West_Cork">
            <text:p>West_Cork</text:p>
          </table:table-cell>
          <table:table-cell office:value-type="string" office:value="radiocarbon">
            <text:p>radiocarbon</text:p>
          </table:table-cell>
          <table:table-cell office:value-type="string" office:value="Devoy9">
            <text:p>Devoy9</text:p>
          </table:table-cell>
          <table:table-cell office:value-type="float" office:value="51.64">
            <text:p>51.64</text:p>
          </table:table-cell>
          <table:table-cell office:value-type="float" office:value="-8.76">
            <text:p>-8.76</text:p>
          </table:table-cell>
          <table:table-cell office:value-type="float" office:value="5570.0">
            <text:p>55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92">
            <text:p>-4.9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DevoyEtal2006,ShennanEtal2018">
            <text:p>DevoyEtal2006,ShennanEtal2018</text:p>
          </table:table-cell>
        </table:table-row>
        <table:table-row>
          <table:table-cell office:value-type="string" office:value="West_Cork">
            <text:p>West_Cork</text:p>
          </table:table-cell>
          <table:table-cell office:value-type="string" office:value="radiocarbon">
            <text:p>radiocarbon</text:p>
          </table:table-cell>
          <table:table-cell office:value-type="string" office:value="Devoy3">
            <text:p>Devoy3</text:p>
          </table:table-cell>
          <table:table-cell office:value-type="float" office:value="51.64">
            <text:p>51.64</text:p>
          </table:table-cell>
          <table:table-cell office:value-type="float" office:value="-8.76">
            <text:p>-8.76</text:p>
          </table:table-cell>
          <table:table-cell office:value-type="float" office:value="2940.0">
            <text:p>29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85">
            <text:p>-1.8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DevoyEtal2006,ShennanEtal2018">
            <text:p>DevoyEtal2006,ShennanEtal2018</text:p>
          </table:table-cell>
        </table:table-row>
        <table:table-row>
          <table:table-cell office:value-type="string" office:value="West_Cork">
            <text:p>West_Cork</text:p>
          </table:table-cell>
          <table:table-cell office:value-type="string" office:value="radiocarbon">
            <text:p>radiocarbon</text:p>
          </table:table-cell>
          <table:table-cell office:value-type="string" office:value="Q-2768">
            <text:p>Q-2768</text:p>
          </table:table-cell>
          <table:table-cell office:value-type="float" office:value="51.57">
            <text:p>51.57</text:p>
          </table:table-cell>
          <table:table-cell office:value-type="float" office:value="-9.0">
            <text:p>-9.0</text:p>
          </table:table-cell>
          <table:table-cell office:value-type="float" office:value="1195.0">
            <text:p>1195.0</text:p>
          </table:table-cell>
          <table:table-cell office:value-type="float" office:value="45.0">
            <text:p>45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7">
            <text:p>-0.37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West_Cork">
            <text:p>West_Cork</text:p>
          </table:table-cell>
          <table:table-cell office:value-type="string" office:value="radiocarbon">
            <text:p>radiocarbon</text:p>
          </table:table-cell>
          <table:table-cell office:value-type="string" office:value="Q-2767">
            <text:p>Q-2767</text:p>
          </table:table-cell>
          <table:table-cell office:value-type="float" office:value="51.57">
            <text:p>51.57</text:p>
          </table:table-cell>
          <table:table-cell office:value-type="float" office:value="-9.0">
            <text:p>-9.0</text:p>
          </table:table-cell>
          <table:table-cell office:value-type="float" office:value="315.0">
            <text:p>315.0</text:p>
          </table:table-cell>
          <table:table-cell office:value-type="float" office:value="50.0">
            <text:p>5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2">
            <text:p>0.12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West_Cork">
            <text:p>West_Cork</text:p>
          </table:table-cell>
          <table:table-cell office:value-type="string" office:value="radiocarbon">
            <text:p>radiocarbon</text:p>
          </table:table-cell>
          <table:table-cell office:value-type="string" office:value="Q-2765">
            <text:p>Q-2765</text:p>
          </table:table-cell>
          <table:table-cell office:value-type="float" office:value="51.55">
            <text:p>51.55</text:p>
          </table:table-cell>
          <table:table-cell office:value-type="float" office:value="-8.95">
            <text:p>-8.95</text:p>
          </table:table-cell>
          <table:table-cell office:value-type="float" office:value="5370.0">
            <text:p>5370.0</text:p>
          </table:table-cell>
          <table:table-cell office:value-type="float" office:value="70.0">
            <text:p>7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72">
            <text:p>-6.72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West_Cork">
            <text:p>West_Cork</text:p>
          </table:table-cell>
          <table:table-cell office:value-type="string" office:value="radiocarbon">
            <text:p>radiocarbon</text:p>
          </table:table-cell>
          <table:table-cell office:value-type="string" office:value="Devoy4">
            <text:p>Devoy4</text:p>
          </table:table-cell>
          <table:table-cell office:value-type="float" office:value="51.64">
            <text:p>51.64</text:p>
          </table:table-cell>
          <table:table-cell office:value-type="float" office:value="-8.76">
            <text:p>-8.76</text:p>
          </table:table-cell>
          <table:table-cell office:value-type="float" office:value="3830.0">
            <text:p>383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4">
            <text:p>-2.8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DevoyEtal2006,ShennanEtal2018">
            <text:p>DevoyEtal2006,ShennanEtal2018</text:p>
          </table:table-cell>
        </table:table-row>
        <table:table-row>
          <table:table-cell office:value-type="string" office:value="West_Cork">
            <text:p>West_Cork</text:p>
          </table:table-cell>
          <table:table-cell office:value-type="string" office:value="radiocarbon">
            <text:p>radiocarbon</text:p>
          </table:table-cell>
          <table:table-cell office:value-type="string" office:value="Devoy6">
            <text:p>Devoy6</text:p>
          </table:table-cell>
          <table:table-cell office:value-type="float" office:value="51.64">
            <text:p>51.64</text:p>
          </table:table-cell>
          <table:table-cell office:value-type="float" office:value="-8.76">
            <text:p>-8.76</text:p>
          </table:table-cell>
          <table:table-cell office:value-type="float" office:value="4590.0">
            <text:p>459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66">
            <text:p>-2.66</text:p>
          </table:table-cell>
          <table:table-cell office:value-type="float" office:value="1.06">
            <text:p>1.06</text:p>
          </table:table-cell>
          <table:table-cell office:value-type="float" office:value="1.06">
            <text:p>1.06</text:p>
          </table:table-cell>
          <table:table-cell office:value-type="string" office:value="DevoyEtal2006,ShennanEtal2018">
            <text:p>DevoyEtal2006,ShennanEtal2018</text:p>
          </table:table-cell>
        </table:table-row>
        <table:table-row>
          <table:table-cell office:value-type="string" office:value="West_Cork">
            <text:p>West_Cork</text:p>
          </table:table-cell>
          <table:table-cell office:value-type="string" office:value="radiocarbon">
            <text:p>radiocarbon</text:p>
          </table:table-cell>
          <table:table-cell office:value-type="string" office:value="Devoy1">
            <text:p>Devoy1</text:p>
          </table:table-cell>
          <table:table-cell office:value-type="float" office:value="51.64">
            <text:p>51.64</text:p>
          </table:table-cell>
          <table:table-cell office:value-type="float" office:value="-8.76">
            <text:p>-8.76</text:p>
          </table:table-cell>
          <table:table-cell office:value-type="float" office:value="5130.0">
            <text:p>5130.0</text:p>
          </table:table-cell>
          <table:table-cell office:value-type="float" office:value="60.0">
            <text:p>6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.88">
            <text:p>-2.88</text:p>
          </table:table-cell>
          <table:table-cell office:value-type="float" office:value="2.09">
            <text:p>2.09</text:p>
          </table:table-cell>
          <table:table-cell office:value-type="float" office:value="2.09">
            <text:p>2.09</text:p>
          </table:table-cell>
          <table:table-cell office:value-type="string" office:value="DevoyEtal2006,ShennanEtal2018">
            <text:p>DevoyEtal2006,ShennanEtal2018</text:p>
          </table:table-cell>
        </table:table-row>
        <table:table-row>
          <table:table-cell office:value-type="string" office:value="West_Cork">
            <text:p>West_Cork</text:p>
          </table:table-cell>
          <table:table-cell office:value-type="string" office:value="radiocarbon">
            <text:p>radiocarbon</text:p>
          </table:table-cell>
          <table:table-cell office:value-type="string" office:value="Devoy10">
            <text:p>Devoy10</text:p>
          </table:table-cell>
          <table:table-cell office:value-type="float" office:value="51.64">
            <text:p>51.64</text:p>
          </table:table-cell>
          <table:table-cell office:value-type="float" office:value="-8.76">
            <text:p>-8.76</text:p>
          </table:table-cell>
          <table:table-cell office:value-type="float" office:value="6620.0">
            <text:p>662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16">
            <text:p>-6.16</text:p>
          </table:table-cell>
          <table:table-cell office:value-type="float" office:value="1.06">
            <text:p>1.06</text:p>
          </table:table-cell>
          <table:table-cell office:value-type="float" office:value="1.06">
            <text:p>1.06</text:p>
          </table:table-cell>
          <table:table-cell office:value-type="string" office:value="DevoyEtal2006,ShennanEtal2018">
            <text:p>DevoyEtal2006,ShennanEtal2018</text:p>
          </table:table-cell>
        </table:table-row>
        <table:table-row>
          <table:table-cell office:value-type="string" office:value="West_Cork">
            <text:p>West_Cork</text:p>
          </table:table-cell>
          <table:table-cell office:value-type="string" office:value="radiocarbon">
            <text:p>radiocarbon</text:p>
          </table:table-cell>
          <table:table-cell office:value-type="string" office:value="Q-2769">
            <text:p>Q-2769</text:p>
          </table:table-cell>
          <table:table-cell office:value-type="float" office:value="51.57">
            <text:p>51.57</text:p>
          </table:table-cell>
          <table:table-cell office:value-type="float" office:value="-9.0">
            <text:p>-9.0</text:p>
          </table:table-cell>
          <table:table-cell office:value-type="float" office:value="4205.0">
            <text:p>4205.0</text:p>
          </table:table-cell>
          <table:table-cell office:value-type="float" office:value="50.0">
            <text:p>5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59">
            <text:p>-1.59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West_Cork">
            <text:p>West_Cork</text:p>
          </table:table-cell>
          <table:table-cell office:value-type="string" office:value="radiocarbon">
            <text:p>radiocarbon</text:p>
          </table:table-cell>
          <table:table-cell office:value-type="string" office:value="Devoy2">
            <text:p>Devoy2</text:p>
          </table:table-cell>
          <table:table-cell office:value-type="float" office:value="51.64">
            <text:p>51.64</text:p>
          </table:table-cell>
          <table:table-cell office:value-type="float" office:value="-8.76">
            <text:p>-8.76</text:p>
          </table:table-cell>
          <table:table-cell office:value-type="float" office:value="1690.0">
            <text:p>169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2">
            <text:p>-0.2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DevoyEtal2006,ShennanEtal2018">
            <text:p>DevoyEtal2006,ShennanEtal2018</text:p>
          </table:table-cell>
        </table:table-row>
        <table:table-row>
          <table:table-cell office:value-type="string" office:value="West_Cork">
            <text:p>West_Cork</text:p>
          </table:table-cell>
          <table:table-cell office:value-type="string" office:value="radiocarbon">
            <text:p>radiocarbon</text:p>
          </table:table-cell>
          <table:table-cell office:value-type="string" office:value="Q-2764">
            <text:p>Q-2764</text:p>
          </table:table-cell>
          <table:table-cell office:value-type="float" office:value="51.59">
            <text:p>51.59</text:p>
          </table:table-cell>
          <table:table-cell office:value-type="float" office:value="-8.76">
            <text:p>-8.76</text:p>
          </table:table-cell>
          <table:table-cell office:value-type="float" office:value="250.0">
            <text:p>250.0</text:p>
          </table:table-cell>
          <table:table-cell office:value-type="float" office:value="50.0">
            <text:p>5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23">
            <text:p>-0.23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Sinnott1999,ShennanEtal2018">
            <text:p>Sinnott1999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